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arial,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Roboto" fo:font-size="13.5pt" style:font-size-asian="13.5pt" style:font-size-complex="13.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ọc Cơ Sở Dữ Liệu Để Nguy Hiểm</text:p>
      <text:p text:style-name="P1">https://en.wikipedia.org/wiki/Database</text:p>
      <text:p text:style-name="P1">https://en.wikipedia.org/wiki/One-to-many_(data_model)</text:p>
      <text:p text:style-name="P1">https://en.wikipedia.org/wiki/One-to-one_(data_model)</text:p>
      <text:p text:style-name="P1">https://en.wikipedia.org/wiki/Many-to-many_(data_model)</text:p>
      <text:p text:style-name="P1">https://www.w3schools.com/sql/default.asp</text:p>
      <text:p text:style-name="P1">SQL Select</text:p>
      <text:p text:style-name="P1">nhận tất cả các cột từ bảng Customers</text:p>
      <text:p text:style-name="P1">SELECT * FROM Customers;</text:p>
      <text:p text:style-name="P1">chọn cột City từ bảng Customers.</text:p>
      <text:p text:style-name="P1">SELECT City FROM Customers;</text:p>
      <text:p text:style-name="P1">chọn tất cả các giá trị khác nhau từ cột Country trong bảng Customers.</text:p>
      <text:p text:style-name="P1">SELECT DISTINCT Country FROM Customers;</text:p>
      <text:p text:style-name="P1">SQL Select WHERE</text:p>
      <text:p text:style-name="P1">Chọn tất cả các bản ghi trong đó cột City có giá trị "Berlin".</text:p>
      <text:p text:style-name="P1">SELECT * FROM Customers WHERE City= 'Berlin';</text:p>
      <text:p text:style-name="P1">Chọn tất cả các bản ghi trong đó cột City KHÔNG phải là giá trị "Berlin".</text:p>
      <text:p text:style-name="P1">SELECT * FROM Customers WHERE City&lt;&gt;'Berlin';</text:p>
      <text:p text:style-name="P1">Chọn tất cả các bản ghi trong đó cột CustomerID có giá trị 32.</text:p>
      <text:p text:style-name="P1">SELECT * FROM Customers WHERE CustomerID =32;</text:p>
      <text:p text:style-name="P1">Chọn tất cả các bản ghi trong đó cột City có giá trị 'Berlin' và cột PostalCode có giá trị 12209.</text:p>
      <text:p text:style-name="P1">SELECT * FROM Customers WHERE City = 'Berlin' AND PostalCode= 12209;</text:p>
      <text:p text:style-name="P1">Chọn tất cả các bản ghi trong đó cột City có giá trị 'Berlin' và cũng là bản ghi trong đó cột City có giá trị 'London'.</text:p>
      <text:p text:style-name="P1">SELECT * FROM Customers WHERE City = 'Berlin' OR City= 'London';</text:p>
      <text:p text:style-name="P1">SQL Order By</text:p>
      <text:p text:style-name="P1">Chọn tất cả các bản ghi từ bảng Customers, sắp xếp kết quả theo thứ tự bảng chữ cái theo cột City.</text:p>
      <text:p text:style-name="P1">SELECT * FROM Customers ORDER BY City;</text:p>
      <text:p text:style-name="P1">Chọn tất cả các bản ghi từ bảng Khách hàng, sắp xếp kết quả được đảo ngược theo thứ tự bảng chữ cái theo cột City.</text:p>
      <text:p text:style-name="P1">SELECT * FROM Customers ORDER BY City DESC;</text:p>
      <text:p text:style-name="P1">Chọn tất cả các bản ghi từ bảng Khách hàng, sắp xếp kết quả theo thứ tự bảng chữ cái, trước tiên theo cột Country, sau đó, theo cột City.</text:p>
      <text:p text:style-name="P1">SELECT * FROM Customers ORDER BY Country,City;</text:p>
      <text:p text:style-name="P1">SQL Insert</text:p>
      <text:p text:style-name="P1">Chèn một bản ghi mới vào bảng Customers.</text:p>
      <text:p text:style-name="P1">INSERT INTO Customers (</text:p>
      <text:p text:style-name="P1">CustomerName, </text:p>
      <text:p text:style-name="P1">Address, </text:p>
      <text:p text:style-name="P1">City, </text:p>
      <text:p text:style-name="P1"><text:soft-page-break/>PostalCode,</text:p>
      <text:p text:style-name="P1">Country</text:p>
      <text:p text:style-name="P1">) VALUES (</text:p>
      <text:p text:style-name="P1">'Hekkan Burger',</text:p>
      <text:p text:style-name="P1">'Gateveien 15',</text:p>
      <text:p text:style-name="P1">'Sandnes',</text:p>
      <text:p text:style-name="P1">'4306',</text:p>
      <text:p text:style-name="P1">'Norway');</text:p>
      <text:p text:style-name="P1">SQL Null</text:p>
      <text:p text:style-name="P1">Chọn tất cả các bản ghi từ Customers nơi cột Mã Bưu điện trống.</text:p>
      <text:p text:style-name="P1">SELECT * FROM Customers</text:p>
      <text:p text:style-name="P1">WHERE PostalCode IS NULL;</text:p>
      <text:p text:style-name="P1">Chọn tất cả các bản ghi từ Customers trong đó cột PostalCode KHÔNG trống.</text:p>
      <text:p text:style-name="P1">SELECT * FROM Customers</text:p>
      <text:p text:style-name="P1">WHERE PostalCode IS NOT NULL;</text:p>
      <text:p text:style-name="P1">SQL Update</text:p>
      <text:p text:style-name="P1">Cập nhật cột Thành phố của tất cả bản ghi trong bảng Khách hàng.</text:p>
      <text:p text:style-name="P1">UPDATE Customers</text:p>
      <text:p text:style-name="P1">SET City = 'Oslo';</text:p>
      <text:p text:style-name="P1">Đặt giá trị của cột Thành phố thành 'Oslo', nhưng chỉ ở cột Country có giá trị "Norway".</text:p>
      <text:p text:style-name="P1">UPDATE Customers</text:p>
      <text:p text:style-name="P1">SET City = 'Oslo'</text:p>
      <text:p text:style-name="P1">WHERE Country = 'Norway';</text:p>
      <text:p text:style-name="P1">Cập nhật giá trị City và giá trị Country.</text:p>
      <text:p text:style-name="P1">UPDATE Customers</text:p>
      <text:p text:style-name="P1">SET City = 'Oslo',</text:p>
      <text:p text:style-name="P1">Country = 'Norway'</text:p>
      <text:p text:style-name="P1">WHERE CustomerID = 32;</text:p>
      <text:p text:style-name="P1">SQL Delete </text:p>
      <text:p text:style-name="P1">Xóa tất cả các bản ghi từ bảng Customers có giá trị Country là 'Norway'.</text:p>
      <text:p text:style-name="P1">DELETE FROM Customers</text:p>
      <text:p text:style-name="P1">WHERE Country = 'Norway';</text:p>
      <text:p text:style-name="P1">Xóa tất cả các bản ghi khỏi bảng Customers.</text:p>
      <text:p text:style-name="P1">DELETE * FROM Customers;</text:p>
      <text:p text:style-name="P1">SQL Functions</text:p>
      <text:p text:style-name="P1">Sử dụng hàm MIN để chọn bản ghi có giá trị nhỏ nhất của cột Price.</text:p>
      <text:p text:style-name="P1">SELECT <text:s/>MIN(Price)</text:p>
      <text:p text:style-name="P1">FROM Products;</text:p>
      <text:p text:style-name="P1">Sử dụng hàm SQL để chọn bản ghi có giá trị cao nhất của cột Price.</text:p>
      <text:p text:style-name="P1">SELECT MAX(Price)</text:p>
      <text:p text:style-name="P1">FROM Products;</text:p>
      <text:p text:style-name="P1"><text:soft-page-break/>Sử dụng hàm chính xác để trả về số lượng bản ghi có giá trị Price bằng 18.</text:p>
      <text:p text:style-name="P1">SELECT COUNT(*)</text:p>
      <text:p text:style-name="P1">FROM Products</text:p>
      <text:p text:style-name="P1">WHERE Price = 18;</text:p>
      <text:p text:style-name="P1">Sử dụng hàm SQL để tính price trung bình của tất cả các sản phẩm.</text:p>
      <text:p text:style-name="P1">SELECT AVG(Price)</text:p>
      <text:p text:style-name="P1">FROM Products;</text:p>
      <text:p text:style-name="P1">Sử dụng hàm SQL để tính tổng của tất cả các giá trị cột Price trong bảng Sản phẩm.</text:p>
      <text:p text:style-name="P1">SELECT SUM(Price)</text:p>
      <text:p text:style-name="P1">FROM Products;</text:p>
      <text:p text:style-name="P1">SQL Like</text:p>
      <text:p text:style-name="P1">Chọn tất cả các bản ghi trong đó giá trị của cột City bắt đầu bằng chữ "a".</text:p>
      <text:p text:style-name="P1">SELECT * FROM Customers</text:p>
      <text:p text:style-name="P1">WHERE City LIKE 'a%';</text:p>
      <text:p text:style-name="P1">Chọn tất cả các bản ghi trong đó giá trị của cột City kết thúc bằng chữ "a".</text:p>
      <text:p text:style-name="P1">SELECT * FROM Customers</text:p>
      <text:p text:style-name="P1">WHERE City LIKE '%a';</text:p>
      <text:p text:style-name="P1">Chọn tất cả các bản ghi trong đó giá trị của cột City chứa chữ "a".</text:p>
      <text:p text:style-name="P1">SELECT * FROM Customers</text:p>
      <text:p text:style-name="P1">WHERE City LIKE '%a%';</text:p>
      <text:p text:style-name="P1">Chọn tất cả các bản ghi trong đó giá trị của cột City bắt đầu bằng chữ "a" và kết thúc bằng chữ "b".</text:p>
      <text:p text:style-name="P1">SELECT * FROM Customers</text:p>
      <text:p text:style-name="P1">WHERE City LIKE 'a%b';</text:p>
      <text:p text:style-name="P1">Chọn tất cả các bản ghi mà giá trị của cột City KHÔNG bắt đầu bằng chữ "a".</text:p>
      <text:p text:style-name="P1">SELECT * FROM Customers</text:p>
      <text:p text:style-name="P1">WHERE City NOT LIKE 'a%';</text:p>
      <text:p text:style-name="P1">SQL Wildcards</text:p>
      <text:p text:style-name="P1">Chọn tất cả các bản ghi trong đó chữ cái thứ hai của City là "a".</text:p>
      <text:p text:style-name="P1">SELECT * FROM Customers</text:p>
      <text:p text:style-name="P1">WHERE City LIKE '_a%';</text:p>
      <text:p text:style-name="P1">Chọn tất cả các bản ghi trong đó chữ cái đầu tiên của City là "a" hoặc "b" hoặc "c".</text:p>
      <text:p text:style-name="P1">SELECT * FROM Customers</text:p>
      <text:p text:style-name="P1">WHERE City LIKE '[abc]%';</text:p>
      <text:p text:style-name="P1">Chọn tất cả các bản ghi trong đó chữ cái đầu tiên của City bắt đầu bằng bất kỳ thứ gì từ "a" đến "f".</text:p>
      <text:p text:style-name="P1">SELECT * FROM Customers</text:p>
      <text:p text:style-name="P1"><text:soft-page-break/>WHERE City LIKE '[a-f]%';</text:p>
      <text:p text:style-name="P1">Chọn tất cả các bản ghi trong đó chữ cái đầu tiên của City KHÔNG phải là "a" hoặc "b" hoặc "c".</text:p>
      <text:p text:style-name="P1">SELECT * FROM Customers</text:p>
      <text:p text:style-name="P1">WHERE City LIKE '[!abc]%';</text:p>
      <text:p text:style-name="P1">SQL In</text:p>
      <text:p text:style-name="P1">Sử dụng toán tử IN để chọn tất cả các bản ghi trong đó Country là "Norway" hoặc "France".</text:p>
      <text:p text:style-name="P1">SELECT * FROM Customers</text:p>
      <text:p text:style-name="P1">WHERE Country IN ('Norway', 'France');</text:p>
      <text:p text:style-name="P1">Sử dụng toán tử IN để chọn tất cả các bản ghi trong đó Country KHÔNG phải là "Norway" và KHÔNG phải là "France".</text:p>
      <text:p text:style-name="P1">SELECT * FROM Customers</text:p>
      <text:p text:style-name="P1">WHERE Country NOT IN ('Norway', 'France');</text:p>
      <text:p text:style-name="P1">SQL Between</text:p>
      <text:p text:style-name="P1">Sử dụng toán tử BETWEEN để chọn tất cả các bản ghi trong đó giá trị của cột Price nằm trong khoảng từ 10 đến 20.</text:p>
      <text:p text:style-name="P1">SELECT * FROM Products</text:p>
      <text:p text:style-name="P1">WHERE Price BETWEEN 10 AND 20;</text:p>
      <text:p text:style-name="P1">Sử dụng toán tử BETWEEN để chọn tất cả các bản ghi trong đó giá trị của cột Price là KHÔNG trong khoảng từ 10 đến 20.</text:p>
      <text:p text:style-name="P1">SELECT * FROM Products</text:p>
      <text:p text:style-name="P1">WHERE Price NOT BETWEEN 10 AND 20;</text:p>
      <text:p text:style-name="P1">Sử dụng toán tử BETWEEN để chọn tất cả các bản ghi có giá trị của cột ProductName theo thứ tự bảng chữ cái giữa 'Geitost' và 'Pavlova'.</text:p>
      <text:p text:style-name="P1">SELECT * FROM Products</text:p>
      <text:p text:style-name="P1">WHERE ProductName BETWEEN 'Geitost' AND 'Pavlova'</text:p>
      <text:p text:style-name="P1">SQL Alias</text:p>
      <text:p text:style-name="P1">Khi hiển thị bảng Customers, tạo một ALIAS của cột PostalCode, cột này nên được gọi là Pno.</text:p>
      <text:p text:style-name="P1">SELECT CustomerName,</text:p>
      <text:p text:style-name="P1">Address,</text:p>
      <text:p text:style-name="P1">PostalCode AS Pno</text:p>
      <text:p text:style-name="P1">FROM Customers;</text:p>
      <text:p text:style-name="P1">Khi hiển thị bảng Customers, hãy tham khảo bảng là Consumers thay vì Customers.</text:p>
      <text:p text:style-name="P1">SELECT *</text:p>
      <text:p text:style-name="P1">FROM Customers AS Consumers;</text:p>
      <text:p text:style-name="P1">SQL Join</text:p>
      <text:p text:style-name="P1">Chèn các phần còn thiếu trong mệnh đề JOIN để nối hai bảng Orders và Customers, sử dụng trường CustomerID trong cả hai bảng làm mối quan hệ giữa hai bảng.</text:p>
      <text:p text:style-name="P1">SELECT *</text:p>
      <text:p text:style-name="P1"><text:soft-page-break/>FROM Orders</text:p>
      <text:p text:style-name="P1">LEFT JOIN Customers</text:p>
      <text:p text:style-name="P1">ON Orders.CustomerID=Customers.CustomerID;</text:p>
      <text:p text:style-name="P1">Chọn mệnh đề JOIN đúng để chọn tất cả các bản ghi từ hai bảng có khớp trong cả hai bảng.</text:p>
      <text:p text:style-name="P1">SELECT *</text:p>
      <text:p text:style-name="P1">FROM Orders</text:p>
      <text:p text:style-name="P1">INNER JOIN Customers</text:p>
      <text:p text:style-name="P1">ON Orders.CustomerID=Customers.CustomerID;</text:p>
      <text:p text:style-name="P1">Chọn mệnh đề JOIN đúng để chọn tất cả các bản ghi từ bảng Customers cùng với tất cả các kết quả phù hợp trong bảng Orders.</text:p>
      <text:p text:style-name="P1">SELECT * FROM Orders</text:p>
      <text:p text:style-name="P1">RIGHT JOIN Customers</text:p>
      <text:p text:style-name="P1">ON Orders.CustomerID=Customers.CustomerID;</text:p>
      <text:p text:style-name="P1">SQL Group By</text:p>
      <text:p text:style-name="P1">Liệt kê số lượng khách hàng ở mỗi quốc gia.</text:p>
      <text:p text:style-name="P1">SELECT </text:p>
      <text:p text:style-name="P1">COUNT(CustomerID),Country</text:p>
      <text:p text:style-name="P1">FROM Customers</text:p>
      <text:p text:style-name="P1">GROUP BY Country;</text:p>
      <text:p text:style-name="P1">Liệt kê số lượng khách hàng ở mỗi quốc gia, được đặt hàng bởi quốc gia có nhiều khách hàng nhất trước tiên.</text:p>
      <text:p text:style-name="P1">SELECT </text:p>
      <text:p text:style-name="P1">COUNT(CustomerID),Country</text:p>
      <text:p text:style-name="P1">FROM Customers</text:p>
      <text:p text:style-name="P1">GROUP BY Country</text:p>
      <text:p text:style-name="P1">ORDER BY COUNT(CustomerID) DESC;</text:p>
      <text:p text:style-name="P1">SQL Database</text:p>
      <text:p text:style-name="P1">Viết câu lệnh SQL đúng để tạo một cơ sở dữ liệu mới có tên là testDB.</text:p>
      <text:p text:style-name="P1">CREATE DATABASE testDB;</text:p>
      <text:p text:style-name="P1">Viết câu lệnh SQL đúng để xóa một cơ sở dữ liệu có tên là testDB.</text:p>
      <text:p text:style-name="P1">DROP DATABASE testDB;</text:p>
      <text:p text:style-name="P1">Viết câu lệnh SQL đúng để tạo một bảng mới có tên là Persons.</text:p>
      <text:p text:style-name="P1">CREATE TABLE Persons (</text:p>
      <text:p text:style-name="P1"><text:s text:c="2"/>PersonID int,</text:p>
      <text:p text:style-name="P1"><text:s text:c="2"/>LastName varchar(255),</text:p>
      <text:p text:style-name="P1"><text:s text:c="2"/>FirstName varchar(255),</text:p>
      <text:p text:style-name="P1"><text:s text:c="2"/>Address varchar(255),</text:p>
      <text:p text:style-name="P1"><text:s text:c="2"/>City varchar(255) </text:p>
      <text:p text:style-name="P1">);</text:p>
      <text:p text:style-name="P1">Viết câu lệnh SQL đúng để xóa một bảng có tên là Persons.</text:p>
      <text:p text:style-name="P1">DROP TABLE Persons;</text:p>
      <text:p text:style-name="P1">Sử dụng câu lệnh TRUNCATE để xóa tất cả dữ liệu bên trong một bảng.</text:p>
      <text:p text:style-name="P1"><text:soft-page-break/>TRUNCATE TABLE Persons;</text:p>
      <text:p text:style-name="P1">Thêm một cột loại DATE có tên là Birthday.</text:p>
      <text:p text:style-name="P1">ALTER TABLE Persons</text:p>
      <text:p text:style-name="P1">ADD Birthday DATE;</text:p>
      <text:p text:style-name="P1">Xóa cột Birthday từ bảng Persons.</text:p>
      <text:p text:style-name="P1">ALTER TABLE Persons</text:p>
      <text:p text:style-name="P1">DROP COLUMN Birth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arial,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11:35:16.841838943</meta:creation-date>
    <dc:date>2018-10-16T11:36:17.673966900</dc:date>
    <meta:editing-duration>PT47S</meta:editing-duration>
    <meta:editing-cycles>2</meta:editing-cycles>
    <meta:generator>LibreOffice/6.0.6.2$Linux_X86_64 LibreOffice_project/00m0$Build-2</meta:generator>
    <meta:document-statistic meta:table-count="0" meta:image-count="0" meta:object-count="0" meta:page-count="6" meta:paragraph-count="193" meta:word-count="1364" meta:character-count="7198" meta:non-whitespace-character-count="6009"/>
  </office:meta>
</office:document-meta>
</file>